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ооф</text:p>
          </table:table-cell>
          <table:table-cell office:value-type="string" table:style-name="ce1">
            <text:p>вес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700" table:style-name="ce4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700" table:formula="of:=[.B2]*[.C2]" table:style-name="ce1">
            <text:p>7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B4]*[.C4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700" table:style-name="ce4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700" table:formula="of:=[.B5]*[.C5]" table:style-name="ce1">
            <text:p>7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0" table:formula="of:=[.B7]*[.C7]" table:style-name="ce1">
            <text:p>9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9]*[.C9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10]*[.C10]" table:style-name="ce1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float" office:value="0.4" table:style-name="ce1">
            <text:p>0,4</text:p>
          </table:table-cell>
          <table:table-cell office:value-type="float" office:value="16" table:formula="of:=[.B11]*[.C11]" table:style-name="ce1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12]*[.C12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B14]*[.C14]" table:style-name="ce1">
            <text:p>6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19]*[.C19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1]*[.C21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23]*[.C23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24]*[.C24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25]*[.C25]" table:style-name="ce1">
            <text:p>7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26]*[.C26]" table:style-name="ce1">
            <text:p>7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formula="of:=[.B32]*[.C32]" table:style-name="ce1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33]*[.C33]" table:style-name="ce1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34]*[.C34]" table:style-name="ce1">
            <text:p>4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B35]*[.C35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36]*[.C36]" table:style-name="ce1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37]*[.C37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38]*[.C38]" table:style-name="ce1">
            <text:p>7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B40]*[.C40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B41]*[.C41]" table:style-name="ce1">
            <text:p>15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B43]*[.C43]" table:style-name="ce1">
            <text:p>5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1000" table:style-name="ce4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000" table:formula="of:=[.B44]*[.C44]" table:style-name="ce1">
            <text:p>1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45]*[.C45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B46]*[.C46]" table:style-name="ce1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48]*[.C48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[.B49]*[.C49]" table:style-name="ce1">
            <text:p>15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52]*[.C52]" table:style-name="ce1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53]*[.C53]" table:style-name="ce1">
            <text:p>3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325" table:formula="of:=SUM([.B2:.B53])" table:style-name="ce1">
            <text:p>4325</text:p>
          </table:table-cell>
          <table:table-cell table:style-name="ce1"/>
          <table:table-cell office:value-type="float" office:value="4301" table:formula="of:=SUBTOTAL(9;[.D2:.D54])" table:style-name="ce1">
            <text:p>4301</text:p>
          </table:table-cell>
          <table:table-cell table:number-columns-repeated="16380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1-16T08:50:04Z</dc:date>
    <meta:print-date>2024-01-16T09:29:42Z</meta:print-date>
    <meta:editing-cycles>65</meta:editing-cycles>
    <meta:editing-duration>PT77479S</meta:editing-duration>
  </office:meta>
</office:document-meta>
</file>